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ee72" officeooo:paragraph-rsid="0006ee72"/>
    </style:style>
    <style:style style:name="P2" style:family="paragraph" style:parent-style-name="Text_20_body">
      <style:text-properties style:font-name="Liberation Serif" fo:font-size="12pt" officeooo:rsid="0006ee72" officeooo:paragraph-rsid="0006ee72" style:font-size-asian="12pt" style:font-size-complex="12pt"/>
    </style:style>
    <style:style style:name="P3" style:family="paragraph" style:parent-style-name="Heading_20_1">
      <style:text-properties officeooo:rsid="0006ee72" officeooo:paragraph-rsid="0006ee72"/>
    </style:style>
    <style:style style:name="P4" style:family="paragraph" style:parent-style-name="Text_20_body" style:list-style-name="L1">
      <style:text-properties officeooo:rsid="0006ee72" officeooo:paragraph-rsid="0006ee72"/>
    </style:style>
    <style:style style:name="P5" style:family="paragraph" style:parent-style-name="Text_20_body">
      <style:text-properties officeooo:rsid="0007dd74" officeooo:paragraph-rsid="0007dd74"/>
    </style:style>
    <style:style style:name="P6" style:family="paragraph" style:parent-style-name="Text_20_body" style:list-style-name="L2">
      <style:text-properties officeooo:rsid="0007dd74" officeooo:paragraph-rsid="0007dd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ját névjegyoldalam</text:p>
      <text:p text:style-name="Text_20_body"/>
      <text:h text:style-name="P3" text:outline-level="1">Specifikáció:</text:h>
      <text:list text:style-name="L1">
        <text:list-item>
          <text:p text:style-name="P4">Egyszerű online névjegyoldal az alábbi adatokkal</text:p>
        </text:list-item>
        <text:list-item>
          <text:p text:style-name="P4">Legyen elérhető az interneten</text:p>
        </text:list-item>
        <text:list-item>
          <text:p text:style-name="P4">Az oldalon legyen egy kép rólam, amely fölé ha viszem az egeret valamilyen szép effekttel megváltozik.</text:p>
        </text:list-item>
        <text:list-item>
          <text:p text:style-name="P4">Legyen rajta egy egyszerű bekezdés magamról</text:p>
        </text:list-item>
        <text:list-item>
          <text:p text:style-name="P4">Legyenek fent a közösségi profil elérhetőségek, amelyek kattintható linkként az adott közösségi profilra visznek. (facebook,viber, e-mail)</text:p>
        </text:list-item>
        <text:list-item>
          <text:p text:style-name="P4">Legyen egy nagyobb gomb ami a github profilomra visz.</text:p>
        </text:list-item>
        <text:list-item>
          <text:p text:style-name="P4">Az oldal nézzen ki jól asztali és mobil böngészővel is.</text:p>
        </text:list-item>
        <text:list-item>
          <text:p text:style-name="P4">Elérhető legyen különböző nyelveken amelyet a jobb felső sarokban lehessen kiválasztani.</text:p>
        </text:list-item>
        <text:list-item>
          <text:p text:style-name="P4">a linkek új fülön nyíljanak</text:p>
        </text:list-item>
        <text:list-item>
          <text:p text:style-name="P4">az oldal valamely része (pl. a profilfotó) változzon meg finoman, ha fölötte jár az egérmutató</text:p>
          <text:p text:style-name="P4"/>
        </text:list-item>
      </text:list>
      <text:p text:style-name="P2"/>
      <text:h text:style-name="Heading_20_1" text:outline-level="1">Adatok:</text:h>
      <text:p text:style-name="P1">name: Gergő Varga-Dudás</text:p>
      <text:p text:style-name="P1">profession: junior frontend-developer</text:p>
      <text:p text:style-name="P1">location: Budapest, HU</text:p>
      <text:p text:style-name="P1">link1: My projekts (github)</text:p>
      <text:p text:style-name="P1">link2: e-mail</text:p>
      <text:p text:style-name="P1">link3: viber (<text:a xlink:type="simple" xlink:href="https://stackoverflow.com/questions/31339574/html-viber-link-to-specific-number" text:style-name="Internet_20_link" text:visited-style-name="Visited_20_Internet_20_Link">https://stackoverflow.com/questions/31339574/html-viber-link-to-specific-number</text:a>)</text:p>
      <text:p text:style-name="P1">link4: facebook</text:p>
      <text:p text:style-name="P1">about me: #bike, #movies, #boardgames, #games, #python</text:p>
      <text:p text:style-name="P1"/>
      <text:p text:style-name="P5">Színkombinációk:</text:p>
      <text:list text:style-name="L2">
        <text:list-item>
          <text:p text:style-name="P6"><text:a xlink:type="simple" xlink:href="https://colorhunt.co/palette/2185d53a4750303841f3f3f3" text:style-name="Internet_20_link" text:visited-style-name="Visited_20_Internet_20_Link">https://colorhunt.co/palette/2185d53a4750303841f3f3f3</text:a></text:p>
        </text:list-item>
        <text:list-item>
          <text:p text:style-name="P6"><text:a xlink:type="simple" xlink:href="https://colorhunt.co/palette/f7f7f7eeeeee393e46929aab" text:style-name="Internet_20_link" text:visited-style-name="Visited_20_Internet_20_Link"><text:soft-page-break/>https://colorhunt.co/palette/f7f7f7eeeeee393e46929aab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9:39:09.637000000</meta:creation-date>
    <dc:date>2023-01-24T21:53:59.932000000</dc:date>
    <meta:editing-duration>PT2H2M4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5" meta:word-count="145" meta:character-count="1137" meta:non-whitespace-character-count="1029"/>
  </office:meta>
</office:document-meta>
</file>